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Line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.PS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.handleDSCComment( DSCComment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.replay( DSC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Record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Com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.startDocument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Recorder.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.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Line.PS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